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head_20_3" draw:marker-end-width="0.051cm" draw:fill="none" draw:textarea-vertical-align="middle"/>
    </style:style>
    <style:style style:name="gr2" style:family="graphic" style:parent-style-name="standard">
      <style:graphic-properties svg:stroke-width="0.051cm" svg:stroke-color="#c0c0c0" draw:marker-start-width="0.279cm" draw:marker-end-width="0.279cm" draw:textarea-horizontal-align="justify" draw:textarea-vertical-align="middle" draw:auto-grow-height="false" fo:min-height="2.9cm" fo:min-width="2.627cm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solid" draw:fill-color="#00ff00" draw:textarea-horizontal-align="justify" draw:textarea-vertical-align="middle" draw:auto-grow-height="false" fo:min-height="0.041cm" fo:min-width="0cm"/>
    </style:style>
    <style:style style:name="gr4" style:family="graphic" style:parent-style-name="objectwithoutfill">
      <style:graphic-properties svg:stroke-width="0.025cm" draw:marker-start-width="0.229cm" draw:marker-end="Arrowhead_20_3" draw:marker-end-width="0.229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color="#ff0000" draw:fill="solid" draw:fill-color="#ff3333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51cm" svg:stroke-color="#0099ff" draw:marker-start-width="0.279cm" draw:marker-end="Arrowhead_20_3" draw:marker-end-width="0.229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color="#000000" draw:fill="none" draw:textarea-vertical-align="middle"/>
    </style:style>
    <style:style style:name="gr8" style:family="graphic" style:parent-style-name="objectwithoutfill">
      <style:graphic-properties svg:stroke-color="#c0c0c0" draw:fill="none" draw:textarea-vertical-align="middle"/>
    </style:style>
    <style:style style:name="gr9" style:family="graphic" style:parent-style-name="standard">
      <style:graphic-properties draw:stroke="none" svg:stroke-width="0.035cm" draw:stroke-linejoin="miter" draw:fill="solid" draw:fill-color="#ffffff"/>
    </style:style>
    <style:style style:name="gr10" style:family="graphic" style:parent-style-name="standard">
      <style:graphic-properties draw:stroke="none" svg:stroke-width="0.035cm" draw:stroke-linejoin="miter" draw:fill="solid" draw:fill-color="#000000"/>
    </style:style>
    <style:style style:name="gr11" style:family="graphic">
      <style:graphic-properties svg:stroke-color="#000000" draw:fill="solid" draw:fill-color="#00ff00" draw:textarea-horizontal-align="justify" draw:textarea-vertical-align="middle" draw:auto-grow-height="false" fo:min-height="0.041cm" fo:min-width="0cm"/>
    </style:style>
    <style:style style:name="gr12" style:family="graphic">
      <style:graphic-properties svg:stroke-width="0.051cm" svg:stroke-color="#c0c0c0" draw:marker-start-width="0.279cm" draw:marker-end-width="0.279cm" draw:textarea-horizontal-align="justify" draw:textarea-vertical-align="middle" draw:auto-grow-height="false" fo:min-height="2.9cm" fo:min-width="2.627cm" fo:padding-top="0.15cm" fo:padding-bottom="0.15cm" fo:padding-left="0.275cm" fo:padding-right="0.275cm"/>
    </style:style>
    <style:style style:name="gr13" style:family="graphic">
      <style:graphic-properties svg:stroke-color="#ff0000" draw:fill="solid" draw:fill-color="#ff3333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stroke="dash" svg:stroke-width="0.025cm" svg:stroke-color="#0099ff" draw:marker-start-width="0.229cm" draw:marker-end-width="0.229cm" svg:stroke-opacity="100%" draw:fill="none" draw:textarea-vertical-align="middle" fo:padding-top="0.137cm" fo:padding-bottom="0.137cm" fo:padding-left="0.262cm" fo:padding-right="0.262cm"/>
    </style:style>
    <style:style style:name="gr15" style:family="graphic" style:parent-style-name="objectwithoutfill">
      <style:graphic-properties svg:stroke-width="0.051cm" svg:stroke-color="#0099ff" draw:marker-start-width="0.279cm" draw:marker-end="Arrowhead_20_3" draw:marker-end-width="0.229cm" svg:stroke-opacity="20%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587cm" svg:y1="5.209cm" svg:x2="2.587cm" svg:y2="0cm">
          <text:p/>
        </draw:line>
        <draw:line draw:style-name="gr1" draw:text-style-name="P1" draw:layer="layout" svg:x1="0cm" svg:y1="2.878cm" svg:x2="5.718cm" svg:y2="2.878cm">
          <text:p/>
        </draw:line>
        <draw:custom-shape draw:style-name="gr2" draw:text-style-name="P1" draw:layer="layout" svg:width="4.493cm" svg:height="4.524cm" svg:x="0.409cm" svg:y="0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09cm" svg:height="0.411cm" svg:x="3.404cm" svg:y="0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595cm" svg:y1="2.91cm" svg:x2="3.578cm" svg:y2="0.76cm">
          <text:p/>
        </draw:line>
        <draw:custom-shape draw:style-name="gr5" draw:text-style-name="P1" draw:layer="layout" svg:width="0.136cm" svg:height="0.137cm" svg:x="4.276cm" svg:y="1.24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36cm" svg:height="0.137cm" svg:x="4.625cm" svg:y="1.77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36cm" svg:height="0.137cm" svg:x="4.561cm" svg:y="1.63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36cm" svg:height="0.137cm" svg:x="4.489cm" svg:y="1.50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136cm" svg:height="0.137cm" svg:x="4.448cm" svg:y="1.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2.604cm" svg:y1="2.919cm" svg:x2="2.427cm" svg:y2="1.426cm">
          <text:p/>
        </draw:line>
        <draw:line draw:style-name="gr7" draw:text-style-name="P1" draw:layer="layout" svg:x1="0.493cm" svg:y1="1.466cm" svg:x2="5.053cm" svg:y2="0.971cm">
          <text:p/>
        </draw:line>
        <draw:line draw:style-name="gr8" draw:text-style-name="P1" draw:layer="layout" svg:x1="0.468cm" svg:y1="1.101cm" svg:x2="5.028cm" svg:y2="0.606cm">
          <text:p/>
        </draw:line>
        <draw:line draw:style-name="gr8" draw:text-style-name="P1" draw:layer="layout" svg:x1="0.548cm" svg:y1="1.831cm" svg:x2="5.108cm" svg:y2="1.336cm">
          <text:p/>
        </draw:line>
        <draw:g>
          <svg:title>TexMaths</svg:title>
          <svg:desc>14§display§x^+§svg§600§FALSE</svg:desc>
          <draw:polygon draw:style-name="gr9" draw:layer="layout" svg:width="0.623cm" svg:height="0.45cm" svg:x="3.231cm" svg:y="1.609cm" svg:viewBox="0 0 624 451" draw:points="312,451 0,451 0,0 624,0 624,451">
            <text:p/>
          </draw:polygon>
          <draw:path draw:style-name="gr10" draw:layer="layout" svg:width="0.263cm" svg:height="0.241cm" svg:x="3.246cm" svg:y="1.822cm" svg:viewBox="0 0 264 242" svg:d="M162 76c3-16 15-64 52-64 3 0 15 0 26 6-14 3-24 17-24 29 0 9 4 20 19 20 12 0 29-11 29-32 0-27-32-35-50-35-30 0-49 29-55 41-14-35-42-41-57-41-56 0-86 70-86 82 0 6 5 6 6 6 5 0 6-2 8-6 18-56 52-70 70-70 11 0 29 5 29 35 0 16-9 53-29 128-7 34-27 55-49 55-5 0-17 0-27-6 13-3 25-14 25-29s-12-20-21-20c-15 0-28 15-28 32 0 24 27 35 49 35 36 0 54-38 56-41 7 20 25 41 58 41 54 0 84-68 84-82 0-6-4-6-6-6-4 0-6 3-7 6-17 58-53 70-71 70-21 0-28-17-28-35 0-12 3-23 9-47z">
            <text:p/>
          </draw:path>
          <draw:path draw:style-name="gr10" draw:layer="layout" svg:width="0.272cm" svg:height="0.274cm" svg:x="3.556cm" svg:y="1.607cm" svg:viewBox="0 0 273 275" svg:d="M145 147h114c5 0 14 0 14-9s-9-9-14-9h-114v-115c0-5 0-14-9-14s-9 9-9 14v115h-114c-4 0-13 0-13 9s9 9 13 9h114v115c0 4 0 13 9 13s9-7 9-13z">
            <text:p/>
          </draw:path>
        </draw:g>
        <draw:g>
          <svg:title>TexMaths</svg:title>
          <svg:desc>14§display§w§svg§600§FALSE</svg:desc>
          <draw:polygon draw:style-name="gr9" draw:layer="layout" svg:width="0.39cm" svg:height="0.229cm" svg:x="1.921cm" svg:y="2.299cm" svg:viewBox="0 0 391 230" draw:points="196,230 0,230 0,0 391,0 391,230">
            <text:p/>
          </draw:polygon>
          <draw:path draw:style-name="gr10" draw:layer="layout" svg:width="0.35cm" svg:height="0.241cm" svg:x="1.936cm" svg:y="2.291cm" svg:viewBox="0 0 351 242" svg:d="M229 54c3-10 8-30 8-34 0-9-8-14-15-14-6 0-17 5-20 15-1 3-27 106-30 120-4 16-4 25-4 34 0 6 0 8 0 11-12 27-29 44-50 44-42 0-42-40-42-49 0-16 3-37 29-102 4-17 9-25 9-35 0-24-18-44-44-44-51 0-70 77-70 82 0 6 6 6 6 6 6 0 6-2 9-9 13-50 34-67 54-67 4 0 12 0 12 17 0 13-6 28-9 37-24 64-30 88-30 109 0 49 36 67 75 67 9 0 34 0 55-38 14 35 51 38 66 38 41 0 63-33 77-65 18-43 36-114 36-139 0-30-15-38-24-38-14 0-27 14-27 26 0 7 4 10 9 15 6 4 18 19 18 45 0 18-15 70-29 97-13 29-31 47-58 47-24 0-39-15-39-46 0-15 4-31 6-39z">
            <text:p/>
          </draw:path>
        </draw:g>
      </draw:page>
      <draw:page draw:name="page2" draw:style-name="dp1" draw:master-page-name="Default">
        <draw:line draw:style-name="gr1" draw:text-style-name="P1" draw:layer="layout" svg:x1="2.587cm" svg:y1="5.209cm" svg:x2="2.587cm" svg:y2="0cm">
          <text:p/>
        </draw:line>
        <draw:line draw:style-name="gr1" draw:text-style-name="P1" draw:layer="layout" svg:x1="0cm" svg:y1="2.878cm" svg:x2="5.718cm" svg:y2="2.878cm">
          <text:p/>
        </draw:line>
        <draw:custom-shape draw:style-name="gr11" draw:text-style-name="P1" draw:layer="Layout" svg:width="0.409cm" svg:height="0.411cm" svg:x="3.403cm" svg:y="0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4.493cm" svg:height="4.524cm" svg:x="0.408cm" svg:y="0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594cm" svg:y1="2.91cm" svg:x2="3.577cm" svg:y2="0.76cm">
          <text:p/>
        </draw:line>
        <draw:custom-shape draw:style-name="gr13" draw:text-style-name="P1" draw:layer="Layout" svg:width="0.136cm" svg:height="0.137cm" svg:x="4.275cm" svg:y="1.245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6cm" svg:height="0.137cm" svg:x="4.624cm" svg:y="1.776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6cm" svg:height="0.137cm" svg:x="4.56cm" svg:y="1.631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6cm" svg:height="0.137cm" svg:x="4.488cm" svg:y="1.502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136cm" svg:height="0.137cm" svg:x="4.447cm" svg:y="1.43cm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4" draw:text-style-name="P1" draw:layer="layout" svg:width="1.862cm" svg:height="0.958cm" draw:transform="skewX (0.386066830541146) rotate (2.462659574564) translate (2.62117210952242cm 2.82847108712413cm)" svg:viewBox="0 0 1863 959" svg:d="M0 0c678 1376 1863 867 1863 867">
          <text:p/>
        </draw:path>
        <draw:line draw:style-name="gr6" draw:text-style-name="P1" draw:layer="layout" svg:x1="2.603cm" svg:y1="2.918cm" svg:x2="2.853cm" svg:y2="2.139cm">
          <text:p/>
        </draw:line>
        <draw:line draw:style-name="gr7" draw:text-style-name="P1" draw:layer="layout" svg:x1="1.701cm" svg:y1="0.216cm" svg:x2="5.681cm" svg:y2="1.62cm">
          <text:p/>
        </draw:line>
        <draw:line draw:style-name="gr8" draw:text-style-name="P1" draw:layer="layout" svg:x1="1.605cm" svg:y1="0.354cm" svg:x2="5.585cm" svg:y2="1.758cm">
          <text:p/>
        </draw:line>
        <draw:line draw:style-name="gr8" draw:text-style-name="P1" draw:layer="layout" svg:x1="1.716cm" svg:y1="0.037cm" svg:x2="5.696cm" svg:y2="1.441cm">
          <text:p/>
        </draw:line>
        <draw:line draw:style-name="gr15" draw:text-style-name="P1" draw:layer="layout" svg:x1="2.586cm" svg:y1="2.885cm" svg:x2="2.362cm" svg:y2="1.427cm">
          <text:p/>
        </draw:line>
        <draw:g>
          <svg:title>TexMaths</svg:title>
          <svg:desc>14§display§x^+§svg§600§FALSE</svg:desc>
          <draw:polygon draw:style-name="gr9" draw:layer="layout" svg:width="0.623cm" svg:height="0.45cm" svg:x="3.331cm" svg:y="1.367cm" svg:viewBox="0 0 624 451" draw:points="312,451 0,451 0,0 624,0 624,451">
            <text:p/>
          </draw:polygon>
          <draw:path draw:style-name="gr10" draw:layer="layout" svg:width="0.263cm" svg:height="0.241cm" svg:x="3.346cm" svg:y="1.58cm" svg:viewBox="0 0 264 242" svg:d="M162 76c3-16 15-64 52-64 3 0 15 0 26 6-14 3-24 17-24 29 0 9 4 20 19 20 12 0 29-11 29-32 0-27-32-35-50-35-30 0-49 29-55 41-14-35-42-41-57-41-56 0-86 70-86 82 0 6 5 6 6 6 5 0 6-2 8-6 18-56 52-70 70-70 11 0 29 5 29 35 0 16-9 53-29 128-7 34-27 55-49 55-5 0-17 0-27-6 13-3 25-14 25-29s-12-20-21-20c-15 0-28 15-28 32 0 24 27 35 49 35 36 0 54-38 56-41 7 20 25 41 58 41 54 0 84-68 84-82 0-6-4-6-6-6-4 0-6 3-7 6-17 58-53 70-71 70-21 0-28-17-28-35 0-12 3-23 9-47z">
            <text:p/>
          </draw:path>
          <draw:path draw:style-name="gr10" draw:layer="layout" svg:width="0.272cm" svg:height="0.274cm" svg:x="3.656cm" svg:y="1.365cm" svg:viewBox="0 0 273 275" svg:d="M145 147h114c5 0 14 0 14-9s-9-9-14-9h-114v-115c0-5 0-14-9-14s-9 9-9 14v115h-114c-4 0-13 0-13 9s9 9 13 9h114v115c0 4 0 13 9 13s9-7 9-13z">
            <text:p/>
          </draw:path>
        </draw:g>
        <draw:g>
          <svg:title>TexMaths</svg:title>
          <svg:desc>14§display§w§svg§600§FALSE</svg:desc>
          <draw:polygon draw:style-name="gr9" draw:layer="layout" svg:width="0.39cm" svg:height="0.229cm" svg:x="1.92cm" svg:y="2.298cm" svg:viewBox="0 0 391 230" draw:points="196,230 0,230 0,0 391,0 391,230">
            <text:p/>
          </draw:polygon>
          <draw:path draw:style-name="gr10" draw:layer="layout" svg:width="0.35cm" svg:height="0.241cm" svg:x="1.935cm" svg:y="2.29cm" svg:viewBox="0 0 351 242" svg:d="M229 54c3-10 8-30 8-34 0-9-8-14-15-14-6 0-17 5-20 15-1 3-27 106-30 120-4 16-4 25-4 34 0 6 0 8 0 11-12 27-29 44-50 44-42 0-42-40-42-49 0-16 3-37 29-102 4-17 9-25 9-35 0-24-18-44-44-44-51 0-70 77-70 82 0 6 6 6 6 6 6 0 6-2 9-9 13-50 34-67 54-67 4 0 12 0 12 17 0 13-6 28-9 37-24 64-30 88-30 109 0 49 36 67 75 67 9 0 34 0 55-38 14 35 51 38 66 38 41 0 63-33 77-65 18-43 36-114 36-139 0-30-15-38-24-38-14 0-27 14-27 26 0 7 4 10 9 15 6 4 18 19 18 45 0 18-15 70-29 97-13 29-31 47-58 47-24 0-39-15-39-46 0-15 4-31 6-3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_20_3" draw:display-name="Arrowhead 3" svg:viewBox="0 0 1066 2132" svg:d="M533 0l533 2132h-106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Ultrafine_20_Dashed" svg:stroke-color="#000000" draw:fill="none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842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r GRONAT</meta:initial-creator>
    <meta:creation-date>2014-06-05T14:21:13</meta:creation-date>
    <dc:date>2015-01-29T17:00:57.653172000</dc:date>
    <meta:editing-duration>PT54M7S</meta:editing-duration>
    <meta:editing-cycles>8</meta:editing-cycles>
    <meta:generator>LibreOffice/4.3.5.2$MacOSX_x86 LibreOffice_project/3a87456aaa6a95c63eea1c1b3201acedf0751bd5</meta:generator>
    <meta:document-statistic meta:object-count="44"/>
  </office:meta>
</office:document-meta>
</file>